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4.95pt"/>
    </style:style>
    <style:style style:name="co3" style:family="table-column">
      <style:table-column-properties fo:break-before="auto" style:column-width="31.04pt"/>
    </style:style>
    <style:style style:name="co4" style:family="table-column">
      <style:table-column-properties fo:break-before="auto" style:column-width="2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  <table:table-cell/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f slots with at least one employee on at least one d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f distinct employees / d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# of employees each da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of working days for a slo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of distinct people working in a slot over a wee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# of employees in a slot over a wee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of working day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of different slots worked by a nurs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# of working slo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of employees / slo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of working slots in a da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of working days in the same slot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onsCount</text:p>
          </table:table-cell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  <table:table-cell/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f slots with at least one employee on at least one d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f distinct employees / d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# of employees each da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of working days for a slo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of distinct people working in a slot over a wee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# of employees in a slot over a wee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# of consecutive working day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of different slots worked by a nurs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# of working slo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 of employees / sl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# of consecutive working slots in a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# of consecutive working days in the same slo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14:30.348832747</meta:creation-date>
    <dc:date>2018-03-09T15:04:36.598141410</dc:date>
    <meta:editing-duration>PT7M14S</meta:editing-duration>
    <meta:editing-cycles>2</meta:editing-cycles>
    <meta:generator>LibreOffice/5.1.6.2$Linux_X86_64 LibreOffice_project/10m0$Build-2</meta:generator>
    <meta:document-statistic meta:table-count="2" meta:cell-count="93" meta:object-count="0"/>
  </office:meta>
</office:document-meta>
</file>